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498cm" fo:margin-left="0.831cm" fo:margin-right="0.672cm" table:align="margins"/>
    </style:style>
    <style:style style:name="表格1.A" style:family="table-column">
      <style:table-column-properties style:column-width="1.787cm" style:rel-column-width="7555*"/>
    </style:style>
    <style:style style:name="表格1.B" style:family="table-column">
      <style:table-column-properties style:column-width="0.362cm" style:rel-column-width="1529*"/>
    </style:style>
    <style:style style:name="表格1.C" style:family="table-column">
      <style:table-column-properties style:column-width="1.707cm" style:rel-column-width="7220*"/>
    </style:style>
    <style:style style:name="表格1.D" style:family="table-column">
      <style:table-column-properties style:column-width="0.46cm" style:rel-column-width="1946*"/>
    </style:style>
    <style:style style:name="表格1.E" style:family="table-column">
      <style:table-column-properties style:column-width="0.804cm" style:rel-column-width="3401*"/>
    </style:style>
    <style:style style:name="表格1.F" style:family="table-column">
      <style:table-column-properties style:column-width="1.365cm" style:rel-column-width="5773*"/>
    </style:style>
    <style:style style:name="表格1.G" style:family="table-column">
      <style:table-column-properties style:column-width="0.041cm" style:rel-column-width="171*"/>
    </style:style>
    <style:style style:name="表格1.H" style:family="table-column">
      <style:table-column-properties style:column-width="2.108cm" style:rel-column-width="8913*"/>
    </style:style>
    <style:style style:name="表格1.I" style:family="table-column">
      <style:table-column-properties style:column-width="2.028cm" style:rel-column-width="8577*"/>
    </style:style>
    <style:style style:name="表格1.J" style:family="table-column">
      <style:table-column-properties style:column-width="1.967cm" style:rel-column-width="8316*"/>
    </style:style>
    <style:style style:name="表格1.K" style:family="table-column">
      <style:table-column-properties style:column-width="2.87cm" style:rel-column-width="12134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K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5.12cm" table:align="right"/>
    </style:style>
    <style:style style:name="表格2.A" style:family="table-column">
      <style:table-column-properties style:column-width="15.12cm"/>
    </style:style>
    <style:style style:name="表格2.A1" style:family="table-cell">
      <style:table-cell-properties fo:padding="0.097cm" fo:border="0.002cm solid #ffffff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T1" style:family="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深圳市牧泰莱电路技术有限公司</text:p>
      <text:p text:style-name="P1"/>
      <text:p text:style-name="P4"><text:s text:c="9"/>SHENZHEN MULTILAYER PCB TECHNOLOGY CO.,LTD</text:p>
      <text:p text:style-name="P4"/>
      <text:p text:style-name="P3">生 <text:s/>产 <text:s/>指 <text:s/>示</text:p>
      <text:p text:style-name="P5"><text:tab/><text:bookmark-start text:name="__DdeLink__27593_528309077"/><text:bookmark-end text:name="__DdeLink__27593_528309077"/></text:p>
      <text:p text:style-name="P2"><text:tab/>多层板下料、层压图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row>
          <table:table-cell table:style-name="表格1.A1" table:number-columns-spanned="11" office:value-type="string">
            <text:p text:style-name="P2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2">档案号</text:p>
          </table:table-cell>
          <table:table-cell table:style-name="表格1.A2" table:number-columns-spanned="2" office:value-type="string">
            <text:p text:style-name="P2">[[o.pcb_info_id.product_id.default_code]]</text:p>
          </table:table-cell>
          <table:covered-table-cell/>
          <table:table-cell table:style-name="表格1.A2" table:number-columns-spanned="2" office:value-type="string">
            <text:p text:style-name="P2">层数</text:p>
          </table:table-cell>
          <table:covered-table-cell/>
          <table:table-cell table:style-name="表格1.A2" table:number-columns-spanned="2" office:value-type="string">
            <text:p text:style-name="P5">[[o.pcb_info_id.layer_count]]</text:p>
          </table:table-cell>
          <table:covered-table-cell/>
          <table:table-cell table:style-name="表格1.A2" office:value-type="string">
            <text:p text:style-name="P2">成品板厚</text:p>
          </table:table-cell>
          <table:table-cell table:style-name="表格1.A2" office:value-type="string">
            <text:p text:style-name="P5">[[o.pcb_info_id.finish_board_thickness]]</text:p>
          </table:table-cell>
          <table:table-cell table:style-name="表格1.A2" office:value-type="string">
            <text:p text:style-name="P2">下料尺寸</text:p>
          </table:table-cell>
          <table:table-cell table:style-name="表格1.K2" office:value-type="string">
            <text:p text:style-name="P2">[[o.panel_size_x]]'' *[[o.panel_size_y]]'' [[o.direction]]</text:p>
          </table:table-cell>
        </table:table-row>
        <table:table-row>
          <table:table-cell table:style-name="表格1.K2" table:number-columns-spanned="11" office:value-type="string">
            <text:p text:style-name="P3">内 层 芯 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table:number-columns-spanned="2" office:value-type="string">
            <text:p text:style-name="P2">型号</text:p>
          </table:table-cell>
          <table:covered-table-cell/>
          <table:table-cell table:style-name="表格1.A2" table:number-columns-spanned="2" office:value-type="string">
            <text:p text:style-name="P2">材料</text:p>
          </table:table-cell>
          <table:covered-table-cell/>
          <table:table-cell table:style-name="表格1.A2" table:number-columns-spanned="2" office:value-type="string">
            <text:p text:style-name="P2">板厚</text:p>
          </table:table-cell>
          <table:covered-table-cell/>
          <table:table-cell table:style-name="表格1.A2" table:number-columns-spanned="2" office:value-type="string">
            <text:p text:style-name="P2">铜厚</text:p>
          </table:table-cell>
          <table:covered-table-cell/>
          <table:table-cell table:style-name="表格1.A2" office:value-type="string">
            <text:p text:style-name="P2">数量</text:p>
          </table:table-cell>
          <table:table-cell table:style-name="表格1.K2" table:number-columns-spanned="2" office:value-type="string">
            <text:p text:style-name="P2">备注</text:p>
          </table:table-cell>
          <table:covered-table-cell/>
        </table:table-row>
        <table:table-row>
          <table:table-cell table:style-name="表格1.A2" table:number-columns-spanned="2" office:value-type="string">
            <text:p text:style-name="P3">[[repeatIn(o.laminar_structure_ids,'lam')]]<text:bookmark-start text:name="__DdeLink__28708_528309077"/></text:p>
            <text:p text:style-name="P5">[[lam.structure_name]]<text:bookmark-end text:name="__DdeLink__28708_528309077"/></text:p>
          </table:table-cell>
          <table:covered-table-cell/>
          <table:table-cell table:style-name="表格1.A2" table:number-columns-spanned="2" office:value-type="string">
            <text:p text:style-name="P2">[[lam.material.name]]</text:p>
          </table:table-cell>
          <table:covered-table-cell/>
          <table:table-cell table:style-name="表格1.A2" table:number-columns-spanned="2" office:value-type="string">
            <text:p text:style-name="P5">[[lam.core_depth]]</text:p>
          </table:table-cell>
          <table:covered-table-cell/>
          <table:table-cell table:style-name="表格1.A2" table:number-columns-spanned="2" office:value-type="string">
            <text:p text:style-name="P5">[[lam.cu_depth]]</text:p>
          </table:table-cell>
          <table:covered-table-cell/>
          <table:table-cell table:style-name="表格1.A2" office:value-type="string">
            <text:p text:style-name="P5">[[lam.count]]</text:p>
          </table:table-cell>
          <table:table-cell table:style-name="表格1.K2" table:number-columns-spanned="2" office:value-type="string">
            <text:p text:style-name="P5">[[lam.note]]</text:p>
          </table:table-cell>
          <table:covered-table-cell/>
        </table:table-row>
        <table:table-row>
          <table:table-cell table:style-name="表格1.A2" table:number-columns-spanned="2" office:value-type="string">
            <text:p text:style-name="P5"/>
          </table:table-cell>
          <table:covered-table-cell/>
          <table:table-cell table:style-name="表格1.A2" table:number-columns-spanned="2" office:value-type="string">
            <text:p text:style-name="P5"/>
          </table:table-cell>
          <table:covered-table-cell/>
          <table:table-cell table:style-name="表格1.A2" table:number-columns-spanned="2" office:value-type="string">
            <text:p text:style-name="P5"/>
          </table:table-cell>
          <table:covered-table-cell/>
          <table:table-cell table:style-name="表格1.A2" table:number-columns-spanned="2" office:value-type="string">
            <text:p text:style-name="P5"/>
          </table:table-cell>
          <table:covered-table-cell/>
          <table:table-cell table:style-name="表格1.A2" office:value-type="string">
            <text:p text:style-name="P5"/>
          </table:table-cell>
          <table:table-cell table:style-name="表格1.K2" table:number-columns-spanned="2" office:value-type="string">
            <text:p text:style-name="P5"/>
          </table:table-cell>
          <table:covered-table-cell/>
        </table:table-row>
        <table:table-row>
          <table:table-cell table:style-name="表格1.K2" table:number-columns-spanned="11" office:value-type="string">
            <text:p text:style-name="P2">层压厚度： <text:s text:c="31"/>计算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K2" table:number-columns-spanned="11" office:value-type="string">
            <text:p text:style-name="P5"/>
            <text:p text:style-name="P2">层压结构图：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P5">[[repeatIn(o.laminar_structure_ids,'lam')]]<text:bookmark-start text:name="__DdeLink__30122_528309077"/> <text:bookmark-end text:name="__DdeLink__30122_528309077"/>[[lam.structure_name]] <text:s text:c="3"/>------------------------ <text:span text:style-name="T1">材料:[[lam.material.name]] <text:s/>铜厚:[[lam.cu_depth]]板厚:[[lam.core_depth]]数量:[[lam.count]]</text:span></text:p>
                </table:table-cell>
              </table:table-row>
            </table:table>
            <text:p text:style-name="P2"/>
            <text:p text:style-name="P5">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K2" table:number-columns-spanned="11" office:value-type="string">
            <text:p text:style-name="P2">特殊说明：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tab/><text:tab/>2007/11/13<text:tab/>REV: <text:s/>C <text:s text:c="79"/>MTL-ER-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7-05T09:55:13.36</meta:creation-date>
    <meta:generator>OpenOffice.org/3.3$Win32 OpenOffice.org_project/330m20$Build-9567</meta:generator>
    <dc:date>2012-07-24T14:07:16.33</dc:date>
    <dc:creator>wang sheng wang</dc:creator>
    <meta:editing-duration>PT2H29M36S</meta:editing-duration>
    <meta:editing-cycles>37</meta:editing-cycles>
    <meta:document-statistic meta:table-count="2" meta:image-count="0" meta:object-count="0" meta:page-count="1" meta:paragraph-count="34" meta:word-count="80" meta:character-count="801"/>
  </office:meta>
</office:document-meta>
</file>